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373A3C" style:font-name="Arial" style:font-name-asian="Arial" style:font-name-complex="Arial"/>
    </style:style>
    <style:style style:name="ce3" style:family="table-cell" style:parent-style-name="Default" style:data-style-name="N1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color="#373A3C" style:font-name="Arial" style:font-name-asian="Arial" style:font-name-complex="Arial"/>
    </style:style>
    <style:style style:name="ce4" style:family="table-cell" style:parent-style-name="Default" style:data-style-name="N1"/>
    <style:style style:name="ce5" style:family="table-cell" style:parent-style-name="Default" style:data-style-name="N46"/>
    <style:style style:name="ce6" style:family="table-cell" style:parent-style-name="J_243_" style:data-style-name="N0">
      <style:table-cell-properties fo:background-color="#C6EFCE"/>
      <style:text-properties fo:color="#006100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5.26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7"/>
        <table:table-column table:style-name="co1" table:number-columns-repeated="16368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2" table:formula="of:=COUNTIFS([.$A$1:.$H$8];[.J1])" table:style-name="ce1">
            <text:p>12</text:p>
          </table:table-cell>
          <table:table-cell office:value-type="float" office:value="0.1875" table:formula="of:=[.K1]/[.$J$11]" table:style-name="ce5">
            <text:p>0.187500</text:p>
          </table:table-cell>
          <table:table-cell office:value-type="float" office:value="0.1875" table:formula="of:=[.L1]" table:style-name="ce5">
            <text:p>0.187500</text:p>
          </table:table-cell>
          <table:table-cell office:value-type="float" office:value="1.3125" table:formula="of:=[.M1]*7" table:style-name="ce1">
            <text:p>1.3125</text:p>
          </table:table-cell>
          <table:table-cell office:value-type="float" office:value="1" table:formula="of:=ROUNDDOWN([.N1];0)" table:style-name="ce6">
            <text:p>1</text:p>
          </table:table-cell>
          <table:table-cell table:number-columns-repeated="2"/>
          <table:table-cell table:style-name="ce1">
            <draw:frame draw:z-index="1" draw:id="id0" draw:style-name="a0" draw:name="Diagram 1" svg:x="0.03125in" svg:y="0.02083in" svg:width="7.05208in" svg:height="5.3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8" table:formula="of:=COUNTIFS([.$A$1:.$H$8];[.J2])" table:style-name="ce1">
            <text:p>8</text:p>
          </table:table-cell>
          <table:table-cell office:value-type="float" office:value="0.125" table:formula="of:=[.K2]/[.$J$11]" table:style-name="ce5">
            <text:p>0.125000</text:p>
          </table:table-cell>
          <table:table-cell office:value-type="float" office:value="0.3125" table:formula="of:=SUM([.L$1:.L2])" table:style-name="ce5">
            <text:p>0.312500</text:p>
          </table:table-cell>
          <table:table-cell office:value-type="float" office:value="2.1875" table:formula="of:=[.M2]*7" table:style-name="ce1">
            <text:p>2.1875</text:p>
          </table:table-cell>
          <table:table-cell office:value-type="float" office:value="2" table:formula="of:=ROUNDDOWN([.N2];0)" table:style-name="ce6">
            <text:p>2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7" table:formula="of:=COUNTIFS([.$A$1:.$H$8];[.J3])" table:style-name="ce1">
            <text:p>7</text:p>
          </table:table-cell>
          <table:table-cell office:value-type="float" office:value="0.109375" table:formula="of:=[.K3]/[.$J$11]" table:style-name="ce5">
            <text:p>0.109375</text:p>
          </table:table-cell>
          <table:table-cell office:value-type="float" office:value="0.421875" table:formula="of:=SUM([.L$1:.L3])" table:style-name="ce5">
            <text:p>0.421875</text:p>
          </table:table-cell>
          <table:table-cell office:value-type="float" office:value="2.953125" table:formula="of:=[.M3]*7" table:style-name="ce1">
            <text:p>2.953125</text:p>
          </table:table-cell>
          <table:table-cell office:value-type="float" office:value="2" table:formula="of:=ROUNDDOWN([.N3];0)" table:style-name="ce6">
            <text:p>2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4" table:formula="of:=COUNTIFS([.$A$1:.$H$8];[.J4])" table:style-name="ce1">
            <text:p>4</text:p>
          </table:table-cell>
          <table:table-cell office:value-type="float" office:value="6.25E-2" table:formula="of:=[.K4]/[.$J$11]" table:style-name="ce5">
            <text:p>0.062500</text:p>
          </table:table-cell>
          <table:table-cell office:value-type="float" office:value="0.484375" table:formula="of:=SUM([.L$1:.L4])" table:style-name="ce5">
            <text:p>0.484375</text:p>
          </table:table-cell>
          <table:table-cell office:value-type="float" office:value="3.390625" table:formula="of:=[.M4]*7" table:style-name="ce1">
            <text:p>3.390625</text:p>
          </table:table-cell>
          <table:table-cell office:value-type="float" office:value="3" table:formula="of:=ROUNDDOWN([.N4];0)" table:style-name="ce6">
            <text:p>3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14" table:formula="of:=COUNTIFS([.$A$1:.$H$8];[.J5])" table:style-name="ce1">
            <text:p>14</text:p>
          </table:table-cell>
          <table:table-cell office:value-type="float" office:value="0.21875" table:formula="of:=[.K5]/[.$J$11]" table:style-name="ce5">
            <text:p>0.218750</text:p>
          </table:table-cell>
          <table:table-cell office:value-type="float" office:value="0.703125" table:formula="of:=SUM([.L$1:.L5])" table:style-name="ce5">
            <text:p>0.703125</text:p>
          </table:table-cell>
          <table:table-cell office:value-type="float" office:value="4.921875" table:formula="of:=[.M5]*7" table:style-name="ce1">
            <text:p>4.921875</text:p>
          </table:table-cell>
          <table:table-cell office:value-type="float" office:value="4" table:formula="of:=ROUNDDOWN([.N5];0)" table:style-name="ce6">
            <text:p>4</text:p>
          </table:table-cell>
          <table:table-cell table:number-columns-repeated="1636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float" office:value="8" table:formula="of:=COUNTIFS([.$A$1:.$H$8];[.J6])" table:style-name="ce1">
            <text:p>8</text:p>
          </table:table-cell>
          <table:table-cell office:value-type="float" office:value="0.125" table:formula="of:=[.K6]/[.$J$11]" table:style-name="ce5">
            <text:p>0.125000</text:p>
          </table:table-cell>
          <table:table-cell office:value-type="float" office:value="0.828125" table:formula="of:=SUM([.L$1:.L6])" table:style-name="ce5">
            <text:p>0.828125</text:p>
          </table:table-cell>
          <table:table-cell office:value-type="float" office:value="5.796875" table:formula="of:=[.M6]*7" table:style-name="ce1">
            <text:p>5.796875</text:p>
          </table:table-cell>
          <table:table-cell office:value-type="float" office:value="5" table:formula="of:=ROUNDDOWN([.N6];0)" table:style-name="ce6">
            <text:p>5</text:p>
          </table:table-cell>
          <table:table-cell table:number-columns-repeated="1636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float" office:value="10" table:formula="of:=COUNTIFS([.$A$1:.$H$8];[.J7])" table:style-name="ce1">
            <text:p>10</text:p>
          </table:table-cell>
          <table:table-cell office:value-type="float" office:value="0.15625" table:formula="of:=[.K7]/[.$J$11]" table:style-name="ce5">
            <text:p>0.156250</text:p>
          </table:table-cell>
          <table:table-cell office:value-type="float" office:value="0.984375" table:formula="of:=SUM([.L$1:.L7])" table:style-name="ce5">
            <text:p>0.984375</text:p>
          </table:table-cell>
          <table:table-cell office:value-type="float" office:value="6.890625" table:formula="of:=[.M7]*7" table:style-name="ce1">
            <text:p>6.890625</text:p>
          </table:table-cell>
          <table:table-cell office:value-type="float" office:value="6" table:formula="of:=ROUNDDOWN([.N7];0)" table:style-name="ce6">
            <text:p>6</text:p>
          </table:table-cell>
          <table:table-cell table:number-columns-repeated="1636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7" table:style-name="ce3">
            <text:p>7</text:p>
          </table:table-cell>
          <table:table-cell office:value-type="float" office:value="1" table:formula="of:=COUNTIFS([.$A$1:.$H$8];[.J8])" table:style-name="ce1">
            <text:p>1</text:p>
          </table:table-cell>
          <table:table-cell office:value-type="float" office:value="1.5625E-2" table:formula="of:=[.K8]/[.$J$11]" table:style-name="ce5">
            <text:p>0.015625</text:p>
          </table:table-cell>
          <table:table-cell office:value-type="float" office:value="1" table:formula="of:=SUM([.L$1:.L8])" table:style-name="ce5">
            <text:p>1.000000</text:p>
          </table:table-cell>
          <table:table-cell office:value-type="float" office:value="7" table:formula="of:=[.M8]*7" table:style-name="ce1">
            <text:p>7</text:p>
          </table:table-cell>
          <table:table-cell office:value-type="float" office:value="7" table:formula="of:=ROUNDDOWN([.N8];0)" table:style-name="ce6">
            <text:p>7</text:p>
          </table:table-cell>
          <table:table-cell table:number-columns-repeated="16369"/>
        </table:table-row>
        <table:table-row table:style-name="ro1">
          <table:table-cell table:number-columns-repeated="9" table:style-name="ce1"/>
          <table:table-cell table:style-name="ce4"/>
          <table:table-cell table:number-columns-repeated="5" table:style-name="ce1"/>
          <table:table-cell table:number-columns-repeated="16369"/>
        </table:table-row>
        <table:table-row table:style-name="ro2">
          <table:table-cell table:number-columns-repeated="14" table:style-name="ce1"/>
          <table:table-cell office:value-type="string" table:style-name="ce7">
            <text:p>EZEK az értékek amikre le kéne cserélni az eredetieket, de az igazat megvallva nem tudod Excel-be pontosan hogy is kellene.</text:p>
          </table:table-cell>
          <table:table-cell table:number-columns-repeated="16369"/>
        </table:table-row>
        <table:table-row table:style-name="ro1">
          <table:table-cell table:number-columns-repeated="8" table:style-name="ce1"/>
          <table:table-cell office:value-type="string" table:style-name="ce1">
            <text:p>Összeg</text:p>
          </table:table-cell>
          <table:table-cell office:value-type="float" office:value="64" table:formula="of:=SUM([.K1:.K8])" table:style-name="ce4">
            <text:p>64</text:p>
          </table:table-cell>
          <table:table-cell table:style-name="ce1"/>
          <table:table-cell office:value-type="float" office:value="1" table:formula="of:=SUM([.L1:.L8])" table:style-name="ce5">
            <text:p>1.000000</text:p>
          </table:table-cell>
          <table:table-cell table:number-columns-repeated="3" table:style-name="ce1"/>
          <table:table-cell table:number-columns-repeated="1636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6">
      <number:number number:decimal-places="6" number:min-decimal-places="6" number:min-integer-digits="1"/>
    </number:number-style>
    <style:style style:name="J_243_" style:display-name="Jó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Kolozsi</meta:initial-creator>
    <dc:creator>Norbert</dc:creator>
    <meta:creation-date>2022-10-11T19:20:41Z</meta:creation-date>
    <dc:date>2022-10-11T21:57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false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382.5000787401575pt" svg:width="507.75pt" chart:style-name="Crt0">
        <chart:title chart:style-name="CT00">
          <text:p text:style-name="a0" text:class-names="" text:cond-style-name="">Hisztogram Eredeti</text:p>
        </chart:title>
        <chart:plot-area svg:x="28.0pt" svg:y="58.76748031496063pt" svg:width="337.75pt" svg:height="283.5794488188976pt" chart:style-name="Plt0">
          <chart:axis chart:dimension="x" chart:name="primary-x" chart:style-name="Axs0">
            <chart:title chart:style-name="AT00">
              <text:p text:style-name="a1" text:class-names="" text:cond-style-name="">Intenzitás<text:line-break/></text:p>
            </chart:title>
            <chart:categories table:cell-range-address="Munka1.$J$1:.$J$8"/>
          </chart:axis>
          <chart:axis chart:dimension="y" chart:name="primary-y" chart:style-name="Axs1">
            <chart:title chart:style-name="AT01">
              <text:p text:style-name="a2" text:class-names="" text:cond-style-name="">Pixelek száma</text:p>
            </chart:title>
            <chart:grid chart:class="major" chart:style-name="GMa1"/>
          </chart:axis>
          <chart:series chart:values-cell-range-address="Munka1.$K$1:.$K$8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